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8eff" officeooo:paragraph-rsid="000f8e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b0de" officeooo:paragraph-rsid="0011b0de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1f83a" officeooo:paragraph-rsid="0011f83a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405cd" officeooo:paragraph-rsid="001405cd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8fef" officeooo:paragraph-rsid="00158fef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f8eff" officeooo:paragraph-rsid="000f8eff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7e86e" officeooo:paragraph-rsid="0017e86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f8eff" officeooo:paragraph-rsid="000f8ef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0631e" officeooo:paragraph-rsid="0010631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212f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212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b0de" officeooo:paragraph-rsid="0011b0d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1f83a" officeooo:paragraph-rsid="0011f83a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405cd" officeooo:paragraph-rsid="001405c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58fef" officeooo:paragraph-rsid="00158fe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5efc5" officeooo:paragraph-rsid="0015efc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f8eff" officeooo:paragraph-rsid="000f8eff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0631e" officeooo:paragraph-rsid="0010631e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1212f" officeooo:paragraph-rsid="0011212f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none" fo:font-weight="normal" officeooo:rsid="00158fef" officeooo:paragraph-rsid="00158fef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0631e" style:font-style-asian="italic" style:font-style-complex="italic"/>
    </style:style>
    <style:style style:name="T4" style:family="text">
      <style:text-properties fo:font-style="italic" style:text-underline-style="none" officeooo:rsid="0011b0de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0631e"/>
    </style:style>
    <style:style style:name="T7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MYSQL.</text:p>
      <text:list xml:id="list1978033398" text:style-name="L1">
        <text:list-item>
          <text:p text:style-name="P16">Entrar en mysql:</text:p>
        </text:list-item>
      </text:list>
      <text:p text:style-name="P2"><text:tab/>→ <text:span text:style-name="T1">mysql -u root -p.</text:span></text:p>
      <text:p text:style-name="P8"/>
      <text:list xml:id="list4048816878" text:style-name="L2">
        <text:list-item>
          <text:p text:style-name="P17">Salir de mysql:</text:p>
        </text:list-item>
      </text:list>
      <text:p text:style-name="P3"><text:tab/>→ <text:span text:style-name="T1">quit.</text:span></text:p>
      <text:p text:style-name="P8"/>
      <text:list xml:id="list2166494808" text:style-name="L3">
        <text:list-item>
          <text:p text:style-name="P18">Mostrar las bases de datos activas:</text:p>
          <text:p text:style-name="P18">→ <text:span text:style-name="T1">show databases;</text:span></text:p>
          <text:p text:style-name="P39"/>
        </text:list-item>
        <text:list-item>
          <text:p text:style-name="P18">Para poder trabajar sobre una base de datos:</text:p>
          <text:p text:style-name="P18">→ <text:span text:style-name="T2">use nombre_bd. </text:span><text:span text:style-name="T5">(junto al comando </text:span><text:span text:style-name="T2">quit </text:span><text:span text:style-name="T5">son los únicos que no necesitan punto y coma).</text:span></text:p>
          <text:p text:style-name="P29"/>
        </text:list-item>
        <text:list-item>
          <text:p text:style-name="P29">Crear base de datos:</text:p>
          <text:p text:style-name="P18"><text:span text:style-name="T5">→ </text:span><text:span text:style-name="T2">create databse nombre_bd;</text:span></text:p>
          <text:p text:style-name="P18"><text:span text:style-name="T2">** </text:span><text:span text:style-name="T5">para asegurarnos de que la base de datos no ha sido creada ante</text:span><text:span text:style-name="T6">riormente, antes de crear la base de datos ejecutamos el siguiente comando: </text:span><text:span text:style-name="T3">drop database if exists nombre_bd; **</text:span></text:p>
        </text:list-item>
      </text:list>
      <text:p text:style-name="P9"/>
      <text:p text:style-name="P3"><text:span text:style-name="T3"><text:tab/>** </text:span><text:span text:style-name="T6">para asegurarnos de que la base de datos respeta una serie de caracteres, al crear la base <text:s text:c="4"/><text:tab/> <text:s text:c="4"/>de datos es conveniente ejecutar el comando de la siguiente forma: </text:span><text:span text:style-name="T3">create database <text:tab/><text:tab/> <text:s text:c="4"/>nombre_bd character set utf8mb4 collate utf8mb4_unicode_ci; **</text:span></text:p>
      <text:p text:style-name="P9"/>
      <text:list xml:id="list1432040387" text:style-name="L4">
        <text:list-item>
          <text:p text:style-name="P30">Crear una base de datos:</text:p>
          <text:p text:style-name="P19"><text:span text:style-name="T5">→ </text:span><text:span text:style-name="T2">create table nombre_tabla (nombre_atributo tipo);</text:span></text:p>
          <text:p text:style-name="P40"/>
        </text:list-item>
        <text:list-item>
          <text:p text:style-name="P30">Mostrar tablas de una base de datos:</text:p>
          <text:p text:style-name="P19"><text:span text:style-name="T5">→ </text:span><text:span text:style-name="T2">show tables;</text:span></text:p>
          <text:p text:style-name="P40"/>
        </text:list-item>
        <text:list-item>
          <text:p text:style-name="P30">Visualizar la estructura de una tabla:</text:p>
          <text:p text:style-name="P19"><text:span text:style-name="T5">→ </text:span><text:span text:style-name="T2">describe nombre_tabla;</text:span></text:p>
        </text:list-item>
      </text:list>
      <text:p text:style-name="P10"/>
      <text:list xml:id="list173308318485908" text:continue-numbering="true" text:style-name="L4">
        <text:list-item>
          <text:p text:style-name="P19"><text:span text:style-name="T5">Clave primaria → a la hora de crear la tabla, al lado del campo que queramos que sea el id debemos poner </text:span><text:span text:style-name="T2">PRIMARY KEY.</text:span></text:p>
          <text:p text:style-name="P40"/>
        </text:list-item>
        <text:list-item>
          <text:p text:style-name="P20"><text:span text:style-name="T5">Claves candidatas → a la hora de crear la tabla, todos aquellos atributos que queramos que sean únicos debemos poner a su lado </text:span><text:span text:style-name="T2">UNIQUE.</text:span></text:p>
          <text:p text:style-name="P41"/>
        </text:list-item>
        <text:list-item>
          <text:p text:style-name="P20"><text:span text:style-name="T5">Campos autoincrementales → cuando queremos que un id sea autoincremental, a la hora de crear a la tabla debemos establecer la siguiente propiedad </text:span><text:span text:style-name="T2">AUTO_INCREMENT</text:span><text:span text:style-name="T5">.</text:span></text:p>
        </text:list-item>
      </text:list>
      <text:p text:style-name="P5"/>
      <text:list xml:id="list173309305130945" text:continue-numbering="true" text:style-name="L4">
        <text:list-item>
          <text:p text:style-name="P31">Borrar una tabla:</text:p>
          <text:p text:style-name="P20"><text:span text:style-name="T5">→ </text:span><text:span text:style-name="T2">drop table nombre_tabla;</text:span></text:p>
          <text:p text:style-name="P41"/>
        </text:list-item>
        <text:list-item>
          <text:p text:style-name="P31">Añadir una columna a una tabla creada:</text:p>
          <text:p text:style-name="P20"><text:span text:style-name="T5">→ </text:span><text:span text:style-name="T2">alter table nombre_tabla add column nombre_columna tipo;</text:span></text:p>
        </text:list-item>
      </text:list>
      <text:p text:style-name="P4"><text:span text:style-name="T2"><text:tab/>** </text:span><text:span text:style-name="T7">ejemplo: </text:span><text:span text:style-name="T2">alter table providers add column address VARCHAR(255); ** </text:span></text:p>
      <text:p text:style-name="P11"/>
      <text:list xml:id="list259512047" text:style-name="L5">
        <text:list-item>
          <text:p text:style-name="P32">Eliminar la columna de una tabla:</text:p>
          <text:p text:style-name="P21"><text:span text:style-name="T5">→ </text:span><text:span text:style-name="T2">alter table nombre_tabla drop column nombre_columna;</text:span></text:p>
          <text:p text:style-name="P42"/>
        </text:list-item>
        <text:list-item>
          <text:p text:style-name="P32">Añadir una columna a una tabla en la posición que queramos:</text:p>
          <text:p text:style-name="P21"><text:span text:style-name="T5">→ </text:span><text:span text:style-name="T2">alter table nombre_tabla add column nombre_columna after nombre_otra_columna;</text:span></text:p>
        </text:list-item>
      </text:list>
      <text:p text:style-name="P11"><text:soft-page-break/></text:p>
      <text:list xml:id="list173307669589555" text:continue-numbering="true" text:style-name="L5">
        <text:list-item>
          <text:p text:style-name="P32">Renombrar un campo:</text:p>
          <text:p text:style-name="P21"><text:span text:style-name="T5">→ </text:span><text:span text:style-name="T4">alter table nombre_tabla change column nombre_columna nuevo_nombre tipo;</text:span></text:p>
          <text:p text:style-name="P33">** con este comando también podemos cambiar el tamaño de la columna, ya que al declarar el nuevo nombre también establecemos el tipo **</text:p>
          <text:p text:style-name="P33"/>
        </text:list-item>
        <text:list-item>
          <text:p text:style-name="P34">Modificando el tipo de un campo:</text:p>
          <text:p text:style-name="P22"><text:span text:style-name="T5">→ </text:span><text:span text:style-name="T2">alter table nombre_tabla modify column nombre_columna nuevo_tipo;</text:span></text:p>
        </text:list-item>
      </text:list>
      <text:p text:style-name="P6"/>
      <text:list xml:id="list173307823213812" text:continue-numbering="true" text:style-name="L5">
        <text:list-item>
          <text:p text:style-name="P34">Claves foráneas:</text:p>
          <text:p text:style-name="P22"><text:span text:style-name="T5">→ </text:span><text:span text:style-name="T2">foreign key nombre_columna references nombre_tabla(id);</text:span></text:p>
          <text:p text:style-name="P22"><text:span text:style-name="T2">** </text:span><text:span text:style-name="T7">ejemplo: </text:span><text:span text:style-name="T2">foreign key(id_autor) references autor(id); **</text:span></text:p>
        </text:list-item>
      </text:list>
      <text:p text:style-name="P12"/>
      <text:list xml:id="list173307709007775" text:continue-numbering="true" text:style-name="L5">
        <text:list-item>
          <text:p text:style-name="P35">Insertar registros en una base de datos:</text:p>
          <text:p text:style-name="P23"><text:span text:style-name="T5">→ </text:span><text:span text:style-name="T2">insert into nombre_tabla(campo1,campo2,campo3…) values(valor1,valor2,valor3…)</text:span></text:p>
          <text:p text:style-name="P23"><text:span text:style-name="T2">** </text:span><text:span text:style-name="T5">se pueden omitir el nombre de los campos de dicha columna, pero en ese caso si existe algún campo que tenga un valor por defecto habrá que escribir </text:span><text:span text:style-name="T7">DEFAULT </text:span><text:span text:style-name="T5">al realizar la insercción **</text:span></text:p>
          <text:p text:style-name="P23"><text:span text:style-name="T5">** si queremos realizar varias insercciones a la vez → </text:span><text:span text:style-name="T2">insert into nombre_tabla(campo1,campo2…) values(valor1,valor2…),(valor1,valor2…),…</text:span></text:p>
        </text:list-item>
      </text:list>
      <text:p text:style-name="P13"/>
      <text:list xml:id="list173309064046998" text:continue-numbering="true" text:style-name="L5">
        <text:list-item>
          <text:p text:style-name="P35">Actualizar registros de una base de datos:</text:p>
          <text:p text:style-name="P23"><text:span text:style-name="T5">→ </text:span><text:span text:style-name="T2">update nombre_tabla set campo = valor where condición.</text:span></text:p>
        </text:list-item>
      </text:list>
      <text:p text:style-name="P13"/>
      <text:list xml:id="list173308382888810" text:continue-numbering="true" text:style-name="L5">
        <text:list-item>
          <text:p text:style-name="P35">Eliminar registros de una base de datos:</text:p>
          <text:p text:style-name="P23"><text:span text:style-name="T5">→ </text:span><text:span text:style-name="T2">delete from nombre_tabla where condición.</text:span></text:p>
        </text:list-item>
      </text:list>
      <text:p text:style-name="P13"/>
      <text:list xml:id="list173308350582921" text:continue-numbering="true" text:style-name="L5">
        <text:list-item>
          <text:p text:style-name="P36">Listar información de una tabla:</text:p>
          <text:p text:style-name="P24"><text:span text:style-name="T5">→ </text:span><text:span text:style-name="T2">select (campos que deseemos mostrar) from nombre_tabla.</text:span></text:p>
          <text:p text:style-name="P24"><text:span text:style-name="T2">** </text:span><text:span text:style-name="T5">para mostrar todos los campos de una tabla utilizamos el operador ‘</text:span><text:span text:style-name="T7">*’ </text:span><text:span text:style-name="T5">**</text:span></text:p>
        </text:list-item>
      </text:list>
      <text:p text:style-name="P14"/>
      <text:list xml:id="list173308544755228" text:continue-numbering="true" text:style-name="L5">
        <text:list-item>
          <text:p text:style-name="P36">Poner un alias a un campo que deseemos listar:</text:p>
          <text:p text:style-name="P24"><text:span text:style-name="T5">→ </text:span><text:span text:style-name="T2">select nombre_campo as alias from nombre_tabla.</text:span></text:p>
          <text:p text:style-name="P24"><text:span text:style-name="T2">** </text:span><text:span text:style-name="T7">ejemplo: </text:span><text:span text:style-name="T2">select nomEmp as nombre from empleados; **</text:span></text:p>
        </text:list-item>
      </text:list>
      <text:p text:style-name="P14"/>
      <text:list xml:id="list173307695156850" text:continue-numbering="true" text:style-name="L5">
        <text:list-item>
          <text:p text:style-name="P36">Limitar el número de filas que deseamos mostrar:</text:p>
          <text:p text:style-name="P24"><text:span text:style-name="T5">→ </text:span><text:span text:style-name="T2">select * from nombre_tabla limit cantidad_filas.</text:span></text:p>
          <text:p text:style-name="P24"><text:span text:style-name="T2">** </text:span><text:span text:style-name="T5">también podemos limitar el número de filas que deseamos sacar a partir de una fila**</text:span></text:p>
          <text:p text:style-name="P24"><text:span text:style-name="T5">→ </text:span><text:span text:style-name="T2">select * from nombre_tabla limit cantidad_filas,fila_comienza.</text:span></text:p>
        </text:list-item>
      </text:list>
      <text:p text:style-name="P14"/>
      <text:list xml:id="list173307563027014" text:continue-numbering="true" text:style-name="L5">
        <text:list-item>
          <text:p text:style-name="P36">Para ordenar el resultado que deseamos mostrar:</text:p>
          <text:p text:style-name="P24"><text:span text:style-name="T5">→ </text:span><text:span text:style-name="T2">select * from nombre_tabla order by nombre_campo.</text:span></text:p>
          <text:p text:style-name="P36">** se puede ordenar de forma ascendente o descendente, por defecto se ordena de forma ascendente **</text:p>
          <text:p text:style-name="P24"><text:span text:style-name="T5">** también se puede ordenar por varios campos, </text:span><text:span text:style-name="T7">ejemplo: </text:span><text:span text:style-name="T2">select * from empleados order by nomEmp,salEmp. **</text:span></text:p>
          <text:p text:style-name="P24"><text:span text:style-name="T5">→ </text:span><text:span text:style-name="T2">select * from nombre_tabla order by nombre_campo desc.</text:span></text:p>
        </text:list-item>
      </text:list>
      <text:p text:style-name="P14"/>
      <text:list xml:id="list173307711845685" text:continue-numbering="true" text:style-name="L5">
        <text:list-item>
          <text:p text:style-name="P37">Podemos filtrar lo que deseemos listar:</text:p>
          <text:p text:style-name="P25"><text:span text:style-name="T5">→ </text:span><text:span text:style-name="T2">select * from nombre_tabla where condición.</text:span></text:p>
          <text:p text:style-name="P37">** la condición puede ser cualquiera, como un campo es igual a un resultado o que un campo tiene que ser mayor o menos que otro… **</text:p>
        </text:list-item>
        <text:list-item>
          <text:p text:style-name="P37"><text:soft-page-break/>Podemos encontrar también varios operadores matemáticos:</text:p>
          <text:p text:style-name="P25"><text:span text:style-name="T5">→ </text:span><text:span text:style-name="T2">suma (+).</text:span></text:p>
          <text:p text:style-name="P43">→ resta (-).</text:p>
          <text:p text:style-name="P43">→ operador unitario menos (-).</text:p>
          <text:p text:style-name="P43">→ multiplicación (*).</text:p>
          <text:p text:style-name="P43">→ división (/).</text:p>
        </text:list-item>
      </text:list>
      <text:p text:style-name="P15"/>
      <text:list xml:id="list173307564149124" text:continue-numbering="true" text:style-name="L5">
        <text:list-item>
          <text:p text:style-name="P37">Podemos verificar si un campo ses NULL:</text:p>
          <text:p text:style-name="P25"><text:span text:style-name="T5">→ </text:span><text:span text:style-name="T2">select * from nombre_tabla where nombre_campo is null.</text:span></text:p>
          <text:p text:style-name="P25"><text:span text:style-name="T2">** </text:span><text:span text:style-name="T5">también podemos verificar si un campo no es null, </text:span><text:span text:style-name="T2">select * from nombre_tabla where nombre_campo is </text:span><text:span text:style-name="T5">not</text:span><text:span text:style-name="T2"> null. </text:span><text:span text:style-name="T5">**</text:span></text:p>
        </text:list-item>
      </text:list>
      <text:p text:style-name="P7"/>
      <text:list xml:id="list173308336887027" text:continue-numbering="true" text:style-name="L5">
        <text:list-item>
          <text:p text:style-name="P37">Podemos filtrar una consulta en función de un rango:</text:p>
          <text:p text:style-name="P25"><text:span text:style-name="T5">→ </text:span><text:span text:style-name="T2">select * from nombre_tabla where nombre_campo between valor_mínimo and valor_máximo.</text:span></text:p>
        </text:list-item>
      </text:list>
      <text:p text:style-name="P15"/>
      <text:list xml:id="list173307782918344" text:continue-numbering="true" text:style-name="L5">
        <text:list-item>
          <text:p text:style-name="P37">En MYSQL también podemos encontrarnos los operadores lógicos (and,or):</text:p>
          <text:p text:style-name="P25"><text:span text:style-name="T5">→ </text:span><text:span text:style-name="T2">select * from nombre_tabla where nombre_campo = valor and nombre_campo &lt; valor.</text:span></text:p>
          <text:p text:style-name="P43">→ select * from nombre_tabla where nombre_campo = valor or nombre_campo &gt; valor.</text:p>
        </text:list-item>
      </text:list>
      <text:p text:style-name="P15"/>
      <text:list xml:id="list173308163800863" text:continue-numbering="true" text:style-name="L5">
        <text:list-item>
          <text:p text:style-name="P38">Podemos hacer comparaciones entre cadenas:</text:p>
          <text:p text:style-name="P26"><text:span text:style-name="T5">→ </text:span><text:span text:style-name="T2">select * from nombre_tabla where nombre_campo like condición.</text:span></text:p>
          <text:p text:style-name="P38">** en el like podemos utilizar tres operadores:</text:p>
          <text:list>
            <text:list-header>
              <text:p text:style-name="P26"><text:span text:style-name="T5">→ ‘</text:span><text:span text:style-name="T2">_</text:span><text:span text:style-name="T5">’ → representa solo un carácter.</text:span></text:p>
              <text:p text:style-name="P26"><text:span text:style-name="T5">→ ‘</text:span><text:span text:style-name="T2">c</text:span><text:span text:style-name="T5">’ → una letra concreta.</text:span></text:p>
              <text:p text:style-name="P26"><text:span text:style-name="T5">→ ‘</text:span><text:span text:style-name="T2">%</text:span><text:span text:style-name="T5">’ → un conjunto de caracteres. **</text:span></text:p>
            </text:list-header>
          </text:list>
        </text:list-item>
      </text:list>
      <text:p text:style-name="P27"><text:span text:style-name="T5"><text:tab/>** también podemos realizar comparaciones con el operador </text:span><text:span text:style-name="T2">not like ** </text:span></text:p>
      <text:p text:style-name="P27"><text:span text:style-name="T2"/></text:p>
      <text:list xml:id="list3025878775" text:style-name="L6">
        <text:list-item>
          <text:p text:style-name="P28"><text:span text:style-name="T5">Para agrupar filas que tienen el mismo valor en una consulta:</text:span></text:p>
          <text:p text:style-name="P28"><text:span text:style-name="T5">→ </text:span><text:span text:style-name="T2">select nombre_campo from nombre_tabla group by nombre_campo.</text:span></text:p>
          <text:p text:style-name="P28"><text:span text:style-name="T2">** </text:span><text:span text:style-name="T5">es importante que el campo que queramos agrupar se encuentre en la sentencia select **</text:span></text:p>
          <text:p text:style-name="P28"><text:span text:style-name="T5">** </text:span><text:span text:style-name="T7">ejemplo: </text:span><text:span text:style-name="T5">select sexo from personas group by sexo; **</text:span></text:p>
          <text:p text:style-name="P28"><text:span text:style-name="T5">** si queremos filtrar el resultado de la agrupación, no podemos usar where debemos usar having → </text:span><text:span text:style-name="T7">ejemplo: </text:span><text:span text:style-name="T5">select sexo,count(*) as total from personas group by sexo having count(*) &gt; 2; **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8:24:20.769000000</meta:creation-date>
    <dc:date>2019-02-19T17:33:06.829000000</dc:date>
    <meta:editing-duration>PT37M45S</meta:editing-duration>
    <meta:editing-cycles>5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100" meta:word-count="974" meta:character-count="5586" meta:non-whitespace-character-count="4772"/>
  </office:meta>
</office:document-meta>
</file>